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PathCompositeHandlerTests.matchWithContextPathEqualTo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PathCompositeHandlerTests.testHandle( String pathToHandle , Map &lt; String , HttpHandler &gt; handl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PathCompositeHandlerTests.assertNotInvoked( TestHttpHandler ...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Handler.was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thCompositeHandlerTests.testInvalid( String contextPath , String expected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PathCompositeHandler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PathCompositeHandlerTests.notFoundWithCommi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xtPathCompositeHandlerTests.matchWithNative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HttpHandl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thCompositeHandle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Http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PathCompositeHandlerTests.assertInvoked( TestHttpHandler handler ,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PathCompositeHandlerTests.invalid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